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7dd2" officeooo:paragraph-rsid="00087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a simple line <office:annotation office:name="__Annotation__0_1817979442" loext:resolved="false"><dc:creator>urtzi</dc:creator><dc:date>2026-03-10T15:41:40.827811123</dc:date><meta:creator-initials>u</meta:creator-initials><text:p text:style-name="Comment">With one comment</text:p></office:annotation>of text<office:annotation-end office:name="__Annotation__0_1817979442"/>. And something el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ptos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ptos" fo:font-family="Apto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ptos" fo:font-family="Apto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rtzi</meta:initial-creator>
    <meta:creation-date>2026-03-10T15:41:27.660535142</meta:creation-date>
    <dc:date>2026-03-10T15:41:57.621650055</dc:date>
    <dc:creator>urtzi</dc:creator>
    <meta:editing-duration>PT30S</meta:editing-duration>
    <meta:editing-cycles>1</meta:editing-cycles>
    <meta:document-statistic meta:table-count="0" meta:image-count="0" meta:object-count="0" meta:page-count="1" meta:paragraph-count="1" meta:word-count="9" meta:character-count="46" meta:non-whitespace-character-count="38"/>
    <meta:generator>LibreOffice/25.2.3.2$Linux_X86_64 LibreOffice_project/520$Build-2</meta:generator>
  </office:meta>
</office:document-meta>
</file>